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1780000017C0F3723C6.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fill="bitmap" draw:fill-image-name="Bitmap_20_5" style:repeat="stretch" draw:textarea-horizontal-align="center" draw:textarea-vertical-align="middle" loext:decorative="false"/>
    </style:style>
    <style:style style:name="gr2" style:family="graphic" style:parent-style-name="standard">
      <style:graphic-properties svg:stroke-width="0.159cm" svg:stroke-color="#000000" draw:marker-start-width="0.437cm" draw:marker-end-width="0.437cm" draw:fill="none" loext:fill-use-slide-background="false" draw:textarea-horizontal-align="justify" draw:textarea-vertical-align="middle" draw:auto-grow-height="false" fo:min-height="2.828cm" fo:min-width="2.578cm" fo:padding-top="0.203cm" fo:padding-bottom="0.203cm" fo:padding-left="0.328cm" fo:padding-right="0.328cm" fo:wrap-option="wrap" loext:decorative="false"/>
    </style:style>
    <style:style style:name="P1" style:family="paragraph">
      <loext:graphic-properties draw:fill="bitmap" draw:fill-image-name="Bitmap_20_5" style:repeat="stretch"/>
      <style:paragraph-properties fo:text-align="center"/>
    </style:style>
    <style:style style:name="P2" style:family="paragraph">
      <loext:graphic-properties draw:fill="none"/>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path draw:style-name="gr1" draw:text-style-name="P1" draw:layer="layout" svg:width="4.619cm" svg:height="4.621cm" svg:x="1.52cm" svg:y="1.501cm" svg:viewBox="0 0 4620 4622" svg:d="M0 2151c10-149 35-297 73-442 53-194 130-382 231-558 102-175 226-336 368-479 142-142 303-266 479-367 176-102 363-179 558-232 144-38 292-63 441-73h314c150 10 298 35 442 73 194 53 382 130 557 232 176 101 337 225 479 367 143 143 266 304 368 479 101 176 179 364 231 558 52 195 79 396 79 599s-27 404-79 599c-52 194-130 382-231 558-102 176-225 337-368 479-142 142-303 266-479 368-175 101-363 179-557 231-195 52-396 79-599 79s-404-27-598-79c-195-52-382-130-558-231-176-102-337-226-479-368s-266-303-368-479c-101-176-178-364-231-558-38-144-63-292-73-442z">
          <text:p/>
        </draw:path>
        <draw:custom-shape draw:style-name="gr2" draw:text-style-name="P2" draw:layer="layout" svg:width="4.572cm" svg:height="4.572cm" svg:x="1.524cm" svg:y="1.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5" draw:display-name="Bitmap 5" xlink:href="Pictures/10000000000001780000017C0F3723C6.png" xlink:type="simple" xlink:show="embed" xlink:actuate="onLoad"/>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7.62cm" fo:page-height="7.6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4-27T12:51:22.495000000</meta:creation-date>
    <dc:date>2024-04-27T17:15:59.341000000</dc:date>
    <meta:editing-duration>PT8M40S</meta:editing-duration>
    <meta:editing-cycles>3</meta:editing-cycles>
    <meta:generator>LibreOffice/24.2.2.2$Windows_X86_64 LibreOffice_project/d56cc158d8a96260b836f100ef4b4ef25d6f1a01</meta:generator>
    <meta:print-date>2024-04-27T17:14:38.842000000</meta:print-date>
    <meta:printed-by>PDF files</meta:printed-by>
    <meta:document-statistic meta:object-count="2"/>
  </office:meta>
</office:document-meta>
</file>